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b_coeur</text:p>
          </table:table-cell>
          <table:table-cell office:value-type="string" calcext:value-type="string">
            <text:p>tps_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SUM([.B2:.B5])/4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formula="of:=SUM([.B6:.B9])/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formula="of:=SUM([.B10:.B13])/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table:formula="of:=SUM([.B14:.B17])/4"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table:formula="of:=SUM([.B18:.B21])/4"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table:formula="of:=SUM([.B22:.B25])/4" office:value-type="float" office:value="72.25" calcext:value-type="float">
            <text:p>72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00000000" calcext:value-type="float">
            <text:p>100000000</text:p>
          </table:table-cell>
          <table:table-cell table:formula="of:=SUM([.B26:.B29])/4" office:value-type="float" office:value="300.75" calcext:value-type="float">
            <text:p>30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100000000" calcext:value-type="float">
            <text:p>100000000</text:p>
          </table:table-cell>
          <table:table-cell table:formula="of:=SUM([.B30:.B33])/4" office:value-type="float" office:value="367.75" calcext:value-type="float">
            <text:p>367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3" calcext:value-type="float">
            <text:p>783</text:p>
          </table:table-cell>
          <table:table-cell office:value-type="float" office:value="100000000" calcext:value-type="float">
            <text:p>100000000</text:p>
          </table:table-cell>
          <table:table-cell table:formula="of:=SUM([.B34:.B37])/4" office:value-type="float" office:value="781.5" calcext:value-type="float">
            <text:p>78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6" calcext:value-type="float">
            <text:p>77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1" calcext:value-type="float">
            <text:p>781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4:32:12.618382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19:54.683206619</meta:creation-date>
    <dc:date>2019-03-09T14:32:37.485444005</dc:date>
    <meta:editing-duration>PT30M23S</meta:editing-duration>
    <meta:editing-cycles>5</meta:editing-cycles>
    <meta:generator>LibreOffice/5.1.6.2$Linux_X86_64 LibreOffice_project/10m0$Build-2</meta:generator>
    <meta:document-statistic meta:table-count="1" meta:cell-count="121" meta:object-count="0"/>
  </office:meta>
</office:document-meta>
</file>